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15C00000062138C333E468C46B7.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officeooo:rsid="001f30b7" officeooo:paragraph-rsid="001f30b7"/>
    </style:style>
    <style:style style:name="P2" style:family="paragraph" style:parent-style-name="Standard">
      <style:text-properties officeooo:rsid="00277f17" officeooo:paragraph-rsid="00277f17"/>
    </style:style>
    <style:style style:name="P3" style:family="paragraph" style:parent-style-name="Standard">
      <style:text-properties officeooo:paragraph-rsid="00277f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world</text:p>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draw:frame draw:style-name="fr1" draw:name="Obraz1" text:anchor-type="char" svg:width="9.206cm" svg:height="2.566cm" draw:z-index="0"><draw:image xlink:href="Pictures/100000000000015C00000062138C333E468C46B7.png" xlink:type="simple" xlink:show="embed" xlink:actuate="onLoad" loext:mime-type="image/png"/></draw:frame></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klos </meta:initial-creator>
    <meta:creation-date>2015-10-21T11:21:15.937019718</meta:creation-date>
    <dc:date>2020-07-06T14:43:04.979833223</dc:date>
    <meta:editing-duration>PT23S</meta:editing-duration>
    <meta:editing-cycles>2</meta:editing-cycles>
    <meta:generator>LibreOffice/6.4.4.2$Linux_X86_64 LibreOffice_project/40$Build-2</meta:generator>
    <meta:document-statistic meta:table-count="0" meta:image-count="1" meta:object-count="0" meta:page-count="1" meta:paragraph-count="4" meta:word-count="235" meta:character-count="1626" meta:non-whitespace-character-count="1395"/>
  </office:meta>
</office:document-meta>
</file>